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1666in">
        <style:tab-stops>
          <style:tab-stop style:type="left" style:position="2.175in"/>
        </style:tab-stops>
      </style:paragraph-properties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0.8881in"/>
    </style:style>
    <style:style style:name="TableColumn4" style:family="table-column">
      <style:table-column-properties style:column-width="3.5381in"/>
    </style:style>
    <style:style style:name="TableColumn5" style:family="table-column">
      <style:table-column-properties style:column-width="2.2638in"/>
    </style:style>
    <style:style style:name="Table2" style:family="table">
      <style:table-properties style:width="6.6902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color="#0D0D0D" style:letter-kerning="false" fo:font-size="12pt" style:font-size-asian="12pt" style:font-size-complex="12pt" style:language-asian="en" style:country-asian="GB"/>
    </style:style>
    <style:style style:name="TableCell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color="#0D0D0D" style:letter-kerning="false" fo:font-size="12pt" style:font-size-asian="12pt" style:font-size-complex="12pt" style:language-asian="en" style:country-asian="GB"/>
    </style:style>
    <style:style style:name="TableCell1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fo:color="#0D0D0D" style:letter-kerning="false" fo:font-size="12pt" style:font-size-asian="12pt" style:font-size-complex="12pt" style:language-asian="en" style:country-asian="GB"/>
    </style:style>
    <style:style style:name="TableRow13" style:family="table-row">
      <style:table-row-properties/>
    </style:style>
    <style:style style:name="TableCell14" style:family="table-cell">
      <style:table-cell-properties fo:border="0.0069in solid #999999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fo:language="en" fo:country="US"/>
    </style:style>
    <style:style style:name="P18" style:parent-style-name="ListParagraph" style:family="paragraph">
      <style:paragraph-properties fo:margin-bottom="0in" fo:line-height="100%"/>
    </style:style>
    <style:style style:name="TableCell19" style:family="table-cell">
      <style:table-cell-properties fo:border="0.0069in solid #999999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999999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069in solid #999999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P51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52" style:family="table-cell">
      <style:table-cell-properties fo:border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54" style:family="table-row">
      <style:table-row-properties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P59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999999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P67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P75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P83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Instrument Cost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r. No</text:p>
          </table:table-cell>
          <table:table-cell table:style-name="TableCell9">
            <text:p text:style-name="P10">Description</text:p>
          </table:table-cell>
          <table:table-cell table:style-name="TableCell11">
            <text:p text:style-name="P12">Per Month Cost (Rs.)</text:p>
          </table:table-cell>
        </table:table-row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>Arduino Uno or compatible microcontroller board<text:s/></text:p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>16x2 LCD screen</text:p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<text:span text:style-name="T34">Jumper wires<text:s/></text:span></text:p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Dc Voltage sensor<text:s/></text:p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9V Battery<text:s/></text:p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Breadboard<text:s/></text:p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Transformer</text:p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>Veroboard<text:s/></text:p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Ac Voltage sensor</text:p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>switch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4%"/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mana Zulfiqar</meta:initial-creator>
    <dc:creator>Usmana Zulfiqar</dc:creator>
    <meta:creation-date>2024-04-16T07:22:00Z</meta:creation-date>
    <dc:date>2024-04-16T07:30:00Z</dc:date>
    <meta:template xlink:href="Normal" xlink:type="simple"/>
    <meta:editing-cycles>4</meta:editing-cycles>
    <meta:editing-duration>PT420S</meta:editing-duration>
    <meta:document-statistic meta:page-count="1" meta:paragraph-count="1" meta:word-count="43" meta:character-count="290" meta:row-count="2" meta:non-whitespace-character-count="248"/>
  </office:meta>
</office:document-meta>
</file>